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 style:data-style-name="N14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ext-properties fo:color="#3366FF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fo:color="#339966" style:font-family-generic="roman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  <style:text-properties fo:color="#339966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339966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color="#339966" style:font-family-generic="roman"/>
    </style:style>
    <style:style style:name="ce18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339966" style:font-family-generic="roman"/>
    </style:style>
    <style:style style:name="ce20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339966" style:font-family-generic="roman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/>
    </style:style>
    <style:style style:name="ce23" style:family="table-cell" style:parent-style-name="Default" style:data-style-name="N3">
      <style:table-cell-properties fo:border-top="none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339966" style:font-family-generic="roman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339966" style:font-family-generic="roman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3366FF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3366FF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fo:color="#FF0000" style:font-family-generic="roma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  <style:text-properties fo:color="#FF0000" style:font-family-generic="roman"/>
    </style:style>
    <style:style style:name="ce3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339966" style:font-family-generic="roman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3366FF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FF0000" style:font-family-generic="roman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miter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miter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6" table:number-rows-spanned="1" table:style-name="ce33">
            <text:p>ANALYSE COMPTABLE ET FINANCIÈRE</text:p>
          </table:table-cell>
          <table:covered-table-cell table:number-columns-repeated="5"/>
          <table:table-cell table:number-columns-repeated="16378" table:style-name="ce12"/>
        </table:table-row>
        <table:table-row table:style-name="ro2">
          <table:table-cell table:number-columns-repeated="2" table:style-name="ce6"/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8" table:style-name="ce7"/>
        </table:table-row>
        <table:table-row table:style-name="ro2">
          <table:table-cell office:value-type="string" table:style-name="ce8">
            <text:p>ENTREPRISE :</text:p>
          </table:table-cell>
          <table:table-cell table:style-name="ce2"/>
          <table:table-cell office:value-type="string" table:number-columns-spanned="2" table:number-rows-spanned="1" table:style-name="ce35">
            <text:p>SOLDES INTERMÉD. GESTION</text:p>
          </table:table-cell>
          <table:covered-table-cell/>
          <table:table-cell office:value-type="string" table:number-columns-spanned="2" table:number-rows-spanned="1" table:style-name="ce35">
            <text:p>BILAN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5"/>
          <table:table-cell table:style-name="ce16"/>
          <table:table-cell table:style-name="ce15">
            <draw:custom-shape svg:x="0.88542in" svg:y="0.13542in" svg:width="0.61458in" svg:height="0.27083in" draw:z-index="8" draw:id="id7" draw:style-name="a7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9">
            <text:p>Chiffre d'affaires HT</text:p>
          </table:table-cell>
          <table:table-cell table:style-name="ce3"/>
          <table:table-cell office:value-type="string" table:style-name="ce10">
            <text:p>Chiffre d'affaires</text:p>
          </table:table-cell>
          <table:table-cell office:value-type="float" office:value="0" table:formula="msoxl:=CAHT" table:style-name="ce3">
            <text:p>0</text:p>
          </table:table-cell>
          <table:table-cell office:value-type="string" table:number-columns-spanned="2" table:number-rows-spanned="1" table:style-name="ce34">
            <text:p>ACTIF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9">
            <text:p>Immobilisations nettes</text:p>
          </table:table-cell>
          <table:table-cell table:style-name="ce3"/>
          <table:table-cell office:value-type="string" table:style-name="ce10">
            <text:p>Coût d'ach. march. Vendues</text:p>
          </table:table-cell>
          <table:table-cell office:value-type="float" office:value="0" table:formula="msoxl:=CAHT*(1-txmb)" table:style-name="ce3">
            <text:p>0</text:p>
          </table:table-cell>
          <table:table-cell table:style-name="ce10"/>
          <table:table-cell table:style-name="ce22"/>
          <table:table-cell table:number-columns-repeated="16378"/>
        </table:table-row>
        <table:table-row table:style-name="ro2">
          <table:table-cell office:value-type="string" table:style-name="ce9">
            <text:p>Capital</text:p>
          </table:table-cell>
          <table:table-cell table:style-name="ce3"/>
          <table:table-cell table:style-name="ce10">
            <draw:custom-shape svg:x="0.02083in" svg:y="0.08333in" svg:width="2.3125in" svg:height="0in" draw:z-index="1" draw:id="id0" draw:style-name="a0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3"/>
          <table:table-cell office:value-type="string" table:style-name="ce10">
            <text:p>Immobilisations</text:p>
          </table:table-cell>
          <table:table-cell office:value-type="float" office:value="0" table:formula="msoxl:=immo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Emprunts</text:p>
          </table:table-cell>
          <table:table-cell table:style-name="ce3"/>
          <table:table-cell office:value-type="string" table:style-name="ce10">
            <text:p>Marge commerciale</text:p>
          </table:table-cell>
          <table:table-cell office:value-type="float" office:value="0" table:formula="msoxl:=D5-D6" table:style-name="ce3">
            <text:p>0</text:p>
          </table:table-cell>
          <table:table-cell office:value-type="string" table:style-name="ce10">
            <text:p>Stocks de marchandises</text:p>
          </table:table-cell>
          <table:table-cell office:value-type="float" office:value="0" table:formula="msoxl:=$D$6*dust/360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Durée de stockage</text:p>
          </table:table-cell>
          <table:table-cell table:style-name="ce3"/>
          <table:table-cell office:value-type="string" table:style-name="ce10">
            <text:p>Charges de personnel</text:p>
          </table:table-cell>
          <table:table-cell office:value-type="float" office:value="0" table:formula="msoxl:=CAHT*(txsa+txcs)" table:style-name="ce3">
            <text:p>0</text:p>
          </table:table-cell>
          <table:table-cell office:value-type="string" table:style-name="ce10">
            <text:p>Clients</text:p>
          </table:table-cell>
          <table:table-cell office:value-type="float" office:value="0" table:formula="msoxl:=(CAHT*(1+txtv))*ducc/360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Durée crédit clients</text:p>
          </table:table-cell>
          <table:table-cell table:style-name="ce3"/>
          <table:table-cell office:value-type="string" table:style-name="ce10">
            <text:p>Autres charges</text:p>
          </table:table-cell>
          <table:table-cell office:value-type="float" office:value="0" table:formula="msoxl:=CAHT*(txce+txit)" table:style-name="ce3">
            <text:p>0</text:p>
          </table:table-cell>
          <table:table-cell office:value-type="string" table:style-name="ce10">
            <text:p>Disponibilités</text:p>
          </table:table-cell>
          <table:table-cell office:value-type="float" office:value="0" table:formula="msoxl:=$F$21-(SUM(F7:F9))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Durée crédit fournisseurs</text:p>
          </table:table-cell>
          <table:table-cell table:style-name="ce3"/>
          <table:table-cell table:style-name="ce10">
            <draw:custom-shape svg:x="0.02083in" svg:y="0.08333in" svg:width="2.3125in" svg:height="0in" draw:z-index="2" draw:id="id1" draw:style-name="a1" draw:name="Line 2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3"/>
          <table:table-cell table:style-name="ce10">
            <draw:custom-shape svg:x="0.05208in" svg:y="0.08333in" svg:width="2.33333in" svg:height="0in" draw:z-index="6" draw:id="id5" draw:style-name="a5" draw:name="Line 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2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6">
            <text:p>TAUX (en % de CAHT) DE</text:p>
          </table:table-cell>
          <table:covered-table-cell/>
          <table:table-cell office:value-type="string" table:style-name="ce10">
            <text:p>Excédent brut d'exploitation</text:p>
          </table:table-cell>
          <table:table-cell office:value-type="float" office:value="0" table:formula="msoxl:=D8-D9-D10" table:style-name="ce3">
            <text:p>0</text:p>
          </table:table-cell>
          <table:table-cell office:value-type="string" table:style-name="ce11">
            <text:p>TOTAL ACTIF</text:p>
          </table:table-cell>
          <table:table-cell office:value-type="float" office:value="0" table:formula="msoxl:=SUM(F7:F10)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Marge brute</text:p>
          </table:table-cell>
          <table:table-cell table:style-name="ce4"/>
          <table:table-cell office:value-type="string" table:style-name="ce10">
            <text:p>Charges calculées</text:p>
          </table:table-cell>
          <table:table-cell office:value-type="float" office:value="0" table:formula="msoxl:=CAHT*txcc" table:style-name="ce3">
            <text:p>0</text:p>
          </table:table-cell>
          <table:table-cell table:style-name="ce10">
            <draw:custom-shape svg:x="0.86458in" svg:y="0.13542in" svg:width="0.61458in" svg:height="0.27083in" draw:z-index="9" draw:id="id8" draw:style-name="a8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2"/>
          <table:table-cell table:number-columns-repeated="16378"/>
        </table:table-row>
        <table:table-row table:style-name="ro2">
          <table:table-cell office:value-type="string" table:style-name="ce9">
            <text:p>Charges externes</text:p>
          </table:table-cell>
          <table:table-cell table:style-name="ce4"/>
          <table:table-cell table:style-name="ce10">
            <draw:custom-shape svg:x="0.02083in" svg:y="0.08333in" svg:width="2.3125in" svg:height="0in" draw:z-index="3" draw:id="id2" draw:style-name="a2" draw:name="Line 3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3"/>
          <table:table-cell office:value-type="string" table:number-columns-spanned="2" table:number-rows-spanned="1" table:style-name="ce34">
            <text:p>PASSIF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9">
            <text:p>Impôts et taxes</text:p>
          </table:table-cell>
          <table:table-cell table:style-name="ce4"/>
          <table:table-cell office:value-type="string" table:style-name="ce10">
            <text:p>Résultat d'exploitation</text:p>
          </table:table-cell>
          <table:table-cell office:value-type="float" office:value="0" table:formula="msoxl:=D12-D13" table:style-name="ce3">
            <text:p>0</text:p>
          </table:table-cell>
          <table:table-cell table:style-name="ce10"/>
          <table:table-cell table:style-name="ce22"/>
          <table:table-cell table:number-columns-repeated="16378"/>
        </table:table-row>
        <table:table-row table:style-name="ro2">
          <table:table-cell office:value-type="string" table:style-name="ce9">
            <text:p>Salaires</text:p>
          </table:table-cell>
          <table:table-cell table:style-name="ce4"/>
          <table:table-cell office:value-type="string" table:style-name="ce10">
            <text:p>Charges financières</text:p>
          </table:table-cell>
          <table:table-cell office:value-type="float" office:value="0" table:formula="msoxl:=CAHT*txcf" table:style-name="ce3">
            <text:p>0</text:p>
          </table:table-cell>
          <table:table-cell office:value-type="string" table:style-name="ce10">
            <text:p>Capital</text:p>
          </table:table-cell>
          <table:table-cell office:value-type="float" office:value="0" table:formula="msoxl:=capi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Charges sociales</text:p>
          </table:table-cell>
          <table:table-cell table:style-name="ce4"/>
          <table:table-cell table:style-name="ce10">
            <draw:custom-shape svg:x="0.02083in" svg:y="0.08333in" svg:width="2.3125in" svg:height="0in" draw:z-index="4" draw:id="id3" draw:style-name="a3" draw:name="Line 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3"/>
          <table:table-cell office:value-type="string" table:style-name="ce10">
            <text:p>Résultat</text:p>
          </table:table-cell>
          <table:table-cell office:value-type="float" office:value="0" table:formula="msoxl:=$D$21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Charges calculées</text:p>
          </table:table-cell>
          <table:table-cell table:style-name="ce4"/>
          <table:table-cell office:value-type="string" table:style-name="ce10">
            <text:p>Résultat courant</text:p>
          </table:table-cell>
          <table:table-cell office:value-type="float" office:value="0" table:formula="msoxl:=D15-D16" table:style-name="ce3">
            <text:p>0</text:p>
          </table:table-cell>
          <table:table-cell office:value-type="string" table:style-name="ce10">
            <text:p>Emprunts</text:p>
          </table:table-cell>
          <table:table-cell office:value-type="float" office:value="0" table:formula="msoxl:=empr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Charges financières</text:p>
          </table:table-cell>
          <table:table-cell table:style-name="ce4"/>
          <table:table-cell office:value-type="string" table:style-name="ce10">
            <text:p>Impôts/bénéfices</text:p>
          </table:table-cell>
          <table:table-cell office:value-type="float" office:value="0" table:formula="msoxl:=CAHT*txib" table:style-name="ce3">
            <text:p>0</text:p>
          </table:table-cell>
          <table:table-cell office:value-type="string" table:style-name="ce10">
            <text:p>Fournisseurs</text:p>
          </table:table-cell>
          <table:table-cell office:value-type="float" office:value="0" table:formula="msoxl:=($D$6*(1+txtv))*ducf/360" table:style-name="ce22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TVA</text:p>
          </table:table-cell>
          <table:table-cell table:style-name="ce4"/>
          <table:table-cell table:style-name="ce10">
            <draw:custom-shape svg:x="0.02083in" svg:y="0.08333in" svg:width="2.3125in" svg:height="0in" draw:z-index="5" draw:id="id4" draw:style-name="a4" draw:name="Line 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3"/>
          <table:table-cell table:style-name="ce10">
            <draw:custom-shape svg:x="0.05208in" svg:y="0.08333in" svg:width="2.33333in" svg:height="0in" draw:z-index="7" draw:id="id6" draw:style-name="a6" draw:name="Line 7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22"/>
          <table:table-cell table:number-columns-repeated="16378"/>
        </table:table-row>
        <table:table-row table:style-name="ro2">
          <table:table-cell office:value-type="string" table:style-name="ce17">
            <text:p>Impôts/bénéfices</text:p>
          </table:table-cell>
          <table:table-cell table:style-name="ce18"/>
          <table:table-cell office:value-type="string" table:style-name="ce19">
            <text:p>Résultat net</text:p>
          </table:table-cell>
          <table:table-cell office:value-type="float" office:value="0" table:formula="msoxl:=D18-D19" table:style-name="ce20">
            <text:p>0</text:p>
          </table:table-cell>
          <table:table-cell office:value-type="string" table:style-name="ce21">
            <text:p>TOTAL PASSIF</text:p>
          </table:table-cell>
          <table:table-cell office:value-type="float" office:value="0" table:formula="msoxl:=SUM(F16:F19)" table:style-name="ce23">
            <text:p>0</text:p>
          </table:table-cell>
          <table:table-cell table:number-columns-repeated="16378"/>
        </table:table-row>
        <table:table-row table:number-rows-repeated="5" table:style-name="ro2">
          <table:table-cell table:number-columns-repeated="16384"/>
        </table:table-row>
        <table:table-row table:number-rows-repeated="6" table:style-name="ro2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0" table:style-name="ro2">
          <table:table-cell/>
          <table:table-cell table:number-columns-repeated="2" table:style-name="ce5"/>
          <table:table-cell table:number-columns-repeated="16381"/>
        </table:table-row>
        <table:table-row table:number-rows-repeated="1048534" table:style-name="ro2">
          <table:table-cell table:number-columns-repeated="16384"/>
        </table:table-row>
      </table:table>
      <table:table table:name="Feuil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euil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named-expressions>
        <table:named-range table:name="CAHT" table:cell-range-address="Feuil1.$B$5" table:base-cell-address="Feuil1.$A$1"/>
        <table:named-range table:name="capi" table:cell-range-address="Feuil1.$B$7" table:base-cell-address="Feuil1.$A$1"/>
        <table:named-range table:name="ducc" table:cell-range-address="Feuil1.$B$10" table:base-cell-address="Feuil1.$A$1"/>
        <table:named-range table:name="ducf" table:cell-range-address="Feuil1.$B$11" table:base-cell-address="Feuil1.$A$1"/>
        <table:named-range table:name="dust" table:cell-range-address="Feuil1.$B$9" table:base-cell-address="Feuil1.$A$1"/>
        <table:named-range table:name="empr" table:cell-range-address="Feuil1.$B$8" table:base-cell-address="Feuil1.$A$1"/>
        <table:named-range table:name="immo" table:cell-range-address="Feuil1.$B$6" table:base-cell-address="Feuil1.$A$1"/>
        <table:named-range table:name="txcc" table:cell-range-address="Feuil1.$B$18" table:base-cell-address="Feuil1.$A$1"/>
        <table:named-range table:name="txce" table:cell-range-address="Feuil1.$B$14" table:base-cell-address="Feuil1.$A$1"/>
        <table:named-range table:name="txcf" table:cell-range-address="Feuil1.$B$19" table:base-cell-address="Feuil1.$A$1"/>
        <table:named-range table:name="txcs" table:cell-range-address="Feuil1.$B$17" table:base-cell-address="Feuil1.$A$1"/>
        <table:named-range table:name="txib" table:cell-range-address="Feuil1.$B$21" table:base-cell-address="Feuil1.$A$1"/>
        <table:named-range table:name="txit" table:cell-range-address="Feuil1.$B$15" table:base-cell-address="Feuil1.$A$1"/>
        <table:named-range table:name="txmb" table:cell-range-address="Feuil1.$B$13" table:base-cell-address="Feuil1.$A$1"/>
        <table:named-range table:name="txsa" table:cell-range-address="Feuil1.$B$16" table:base-cell-address="Feuil1.$A$1"/>
        <table:named-range table:name="txtv" table:cell-range-address="Feuil1.$B$20" table:base-cell-address="Feuil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2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rlet andré</meta:initial-creator>
    <dc:creator>aaa</dc:creator>
    <meta:creation-date>2000-10-30T09:42:36Z</meta:creation-date>
    <dc:date>2015-01-21T17:56:07Z</dc:date>
    <meta:print-date>2000-10-30T10:05:22Z</meta:print-date>
  </office:meta>
</office:document-meta>
</file>